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7dced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2510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2511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2512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2513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2514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2515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2516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251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251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none" draw:stroke-dash="Dashed_20__28_var_29__20_251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252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252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none" draw:stroke-dash="Dashed_20__28_var_29__20_252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252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252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none" draw:stroke-dash="Dashed_20__28_var_29__20_252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252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252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none" draw:stroke-dash="Dashed_20__28_var_29__20_252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solid" draw:stroke-dash="Dashed_20__28_var_29__20_252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solid" draw:stroke-dash="Dashed_20__28_var_29__20_253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>
      <style:graphic-properties draw:stroke="none" draw:stroke-dash="Dashed_20__28_var_29__20_253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>
      <style:graphic-properties draw:stroke="solid" draw:stroke-dash="Dashed_20__28_var_29__20_253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solid" draw:stroke-dash="Dashed_20__28_var_29__20_253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none" draw:stroke-dash="Dashed_20__28_var_29__20_253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solid" draw:stroke-dash="Dashed_20__28_var_29__20_253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solid" draw:stroke-dash="Dashed_20__28_var_29__20_253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>
      <style:graphic-properties draw:stroke="none" draw:stroke-dash="Dashed_20__28_var_29__20_253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>
      <style:graphic-properties draw:stroke="solid" draw:stroke-dash="Dashed_20__28_var_29__20_253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>
      <style:graphic-properties draw:stroke="solid" draw:stroke-dash="Dashed_20__28_var_29__20_253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>
      <style:graphic-properties draw:stroke="none" draw:stroke-dash="Dashed_20__28_var_29__20_254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>
      <style:graphic-properties draw:stroke="solid" draw:stroke-dash="Dashed_20__28_var_29__20_254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>
      <style:graphic-properties draw:stroke="solid" draw:stroke-dash="Dashed_20__28_var_29__20_254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>
      <style:graphic-properties draw:stroke="none" draw:stroke-dash="Dashed_20__28_var_29__20_254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>
      <style:graphic-properties draw:stroke="solid" draw:stroke-dash="Dashed_20__28_var_29__20_254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>
      <style:graphic-properties draw:stroke="solid" draw:stroke-dash="Dashed_20__28_var_29__20_254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>
      <style:graphic-properties draw:stroke="none" draw:stroke-dash="Dashed_20__28_var_29__20_254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295cm" fo:min-width="0.19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stroke="solid" draw:stroke-dash="Dashed_20__28_var_29__20_254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>
      <style:graphic-properties draw:stroke="solid" draw:stroke-dash="Dashed_20__28_var_29__20_254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>
      <style:graphic-properties draw:stroke="none" draw:stroke-dash="Dashed_20__28_var_29__20_254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>
      <style:graphic-properties draw:stroke="solid" draw:stroke-dash="Dashed_20__28_var_29__20_255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>
      <style:graphic-properties draw:stroke="solid" draw:stroke-dash="Dashed_20__28_var_29__20_255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>
      <style:graphic-properties draw:stroke="none" draw:stroke-dash="Dashed_20__28_var_29__20_255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>
      <style:graphic-properties draw:stroke="solid" draw:stroke-dash="Dashed_20__28_var_29__20_255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>
      <style:graphic-properties draw:stroke="solid" draw:stroke-dash="Dashed_20__28_var_29__20_255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>
      <style:graphic-properties draw:stroke="none" draw:stroke-dash="Dashed_20__28_var_29__20_255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>
      <style:graphic-properties draw:stroke="solid" draw:stroke-dash="Dashed_20__28_var_29__20_255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>
      <style:graphic-properties draw:stroke="solid" draw:stroke-dash="Dashed_20__28_var_29__20_255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>
      <style:graphic-properties draw:stroke="none" draw:stroke-dash="Dashed_20__28_var_29__20_255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>
      <style:graphic-properties draw:stroke="solid" draw:stroke-dash="Dashed_20__28_var_29__20_255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>
      <style:graphic-properties draw:stroke="solid" draw:stroke-dash="Dashed_20__28_var_29__20_256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>
      <style:graphic-properties draw:stroke="none" draw:stroke-dash="Dashed_20__28_var_29__20_256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>
      <style:graphic-properties draw:stroke="solid" draw:stroke-dash="Dashed_20__28_var_29__20_256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>
      <style:graphic-properties draw:stroke="solid" draw:stroke-dash="Dashed_20__28_var_29__20_256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>
      <style:graphic-properties draw:stroke="none" draw:stroke-dash="Dashed_20__28_var_29__20_256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>
      <style:graphic-properties draw:stroke="solid" draw:stroke-dash="Dashed_20__28_var_29__20_256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>
      <style:graphic-properties draw:stroke="solid" draw:stroke-dash="Dashed_20__28_var_29__20_256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>
      <style:graphic-properties draw:stroke="none" draw:stroke-dash="Dashed_20__28_var_29__20_256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>
      <style:graphic-properties draw:stroke="solid" draw:stroke-dash="Dashed_20__28_var_29__20_256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>
      <style:graphic-properties draw:stroke="solid" draw:stroke-dash="Dashed_20__28_var_29__20_256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>
      <style:graphic-properties draw:stroke="none" draw:stroke-dash="Dashed_20__28_var_29__20_257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>
      <style:graphic-properties draw:stroke="solid" draw:stroke-dash="Dashed_20__28_var_29__20_257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>
      <style:graphic-properties draw:stroke="solid" draw:stroke-dash="Dashed_20__28_var_29__20_257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>
      <style:graphic-properties draw:stroke="none" draw:stroke-dash="Dashed_20__28_var_29__20_257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>
      <style:graphic-properties draw:stroke="solid" draw:stroke-dash="Dashed_20__28_var_29__20_257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7" style:family="graphic" style:parent-style-name="standard">
      <style:graphic-properties draw:stroke="solid" draw:stroke-dash="Dashed_20__28_var_29__20_257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7dced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5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Bitstream Vera Sans" fo:font-size="5pt" fo:letter-spacing="normal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text-scale="60%" style:font-relief="none"/>
    </style:style>
    <style:style style:name="P6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Bitstream Vera Sans" fo:font-size="7pt" fo:letter-spacing="normal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text-scale="60%" style:font-relief="none"/>
    </style:style>
    <style:style style:name="P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5pt" fo:letter-spacing="normal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text-scale="60%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7pt" fo:letter-spacing="normal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text-scale="6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ircle draw:style-name="gr1" draw:text-style-name="P1" draw:layer="layout" svg:width="0.897cm" svg:height="0.897cm" svg:x="10.25cm" svg:y="15.032cm" draw:kind="section" draw:start-angle="129.46" draw:end-angle="179.4">
            <text:p/>
          </draw:circle>
          <draw:g>
            <draw:ellipse draw:style-name="gr2" draw:text-style-name="P2" draw:layer="layout" svg:width="3.416cm" svg:height="3.409cm" svg:x="8.993cm" svg:y="13.774cm" draw:kind="arc" draw:start-angle="0.02" draw:end-angle="179.96">
              <text:p/>
            </draw:ellipse>
            <draw:ellipse draw:style-name="gr3" draw:text-style-name="P2" draw:layer="layout" svg:width="2.139cm" svg:height="2.137cm" svg:x="9.631cm" svg:y="14.409cm" draw:kind="arc" draw:start-angle="0.02" draw:end-angle="179.96">
              <text:p/>
            </draw:ellipse>
            <draw:line draw:style-name="gr4" draw:text-style-name="P2" draw:layer="layout" svg:x1="9.631cm" svg:y1="15.476cm" svg:x2="11.765cm" svg:y2="15.474cm">
              <text:p/>
            </draw:line>
            <draw:line draw:style-name="gr5" draw:text-style-name="P2" draw:layer="layout" svg:x1="8.988cm" svg:y1="15.903cm" svg:x2="12.404cm" svg:y2="15.901cm">
              <text:p/>
            </draw:line>
            <draw:line draw:style-name="gr6" draw:text-style-name="P2" draw:layer="layout" svg:x1="8.988cm" svg:y1="15.904cm" svg:x2="8.988cm" svg:y2="15.477cm">
              <text:p/>
            </draw:line>
            <draw:line draw:style-name="gr7" draw:text-style-name="P2" draw:layer="layout" svg:x1="12.407cm" svg:y1="15.902cm" svg:x2="12.405cm" svg:y2="15.477cm">
              <text:p/>
            </draw:line>
            <draw:line draw:style-name="gr8" draw:text-style-name="P2" draw:layer="layout" svg:x1="10.697cm" svg:y1="15.349cm" svg:x2="10.699cm" svg:y2="15.603cm">
              <text:p/>
            </draw:line>
            <draw:line draw:style-name="gr9" draw:text-style-name="P3" draw:layer="layout" svg:x1="9.711cm" svg:y1="14.303cm" svg:x2="9.601cm" svg:y2="14.173cm">
              <text:p/>
            </draw:line>
            <draw:line draw:style-name="gr10" draw:text-style-name="P3" draw:layer="layout" svg:x1="10.014cm" svg:y1="14.661cm" svg:x2="9.902cm" svg:y2="14.531cm">
              <text:p/>
            </draw:line>
            <draw:frame draw:style-name="gr11" draw:text-style-name="P5" draw:layer="layout" svg:width="0.207cm" svg:height="0.433cm" draw:transform="rotate (0.707032879982903) translate (9.628cm 14.342cm)">
              <draw:text-box>
                <text:p text:style-name="P4"><text:span text:style-name="T1">130</text:span></text:p>
                <text:p text:style-name="P4"><text:span text:style-name="T1">50</text:span></text:p>
              </draw:text-box>
            </draw:frame>
            <draw:line draw:style-name="gr12" draw:text-style-name="P3" draw:layer="layout" svg:x1="12.21cm" svg:y1="15.213cm" svg:x2="12.379cm" svg:y2="15.183cm">
              <text:p/>
            </draw:line>
            <draw:line draw:style-name="gr13" draw:text-style-name="P3" draw:layer="layout" svg:x1="11.746cm" svg:y1="15.294cm" svg:x2="11.916cm" svg:y2="15.264cm">
              <text:p/>
            </draw:line>
            <draw:frame draw:style-name="gr14" draw:text-style-name="P5" draw:layer="layout" svg:width="0.207cm" svg:height="0.433cm" draw:transform="rotate (-1.39364540771747) translate (12.229cm 15.117cm)">
              <draw:text-box>
                <text:p text:style-name="P4"><text:span text:style-name="T1">10</text:span></text:p>
                <text:p text:style-name="P4"><text:span text:style-name="T1">170</text:span></text:p>
              </draw:text-box>
            </draw:frame>
            <draw:line draw:style-name="gr15" draw:text-style-name="P3" draw:layer="layout" svg:x1="12.142cm" svg:y1="14.955cm" svg:x2="12.303cm" svg:y2="14.898cm">
              <text:p/>
            </draw:line>
            <draw:line draw:style-name="gr16" draw:text-style-name="P3" draw:layer="layout" svg:x1="11.699cm" svg:y1="15.113cm" svg:x2="11.858cm" svg:y2="15.055cm">
              <text:p/>
            </draw:line>
            <draw:frame draw:style-name="gr17" draw:text-style-name="P5" draw:layer="layout" svg:width="0.207cm" svg:height="0.433cm" draw:transform="rotate (-1.23970736769157) translate (12.143cm 14.859cm)">
              <draw:text-box>
                <text:p text:style-name="P4"><text:span text:style-name="T1">20</text:span></text:p>
                <text:p text:style-name="P4"><text:span text:style-name="T1">160</text:span></text:p>
              </draw:text-box>
            </draw:frame>
            <draw:line draw:style-name="gr18" draw:text-style-name="P3" draw:layer="layout" svg:x1="11.874cm" svg:y1="14.491cm" svg:x2="12.005cm" svg:y2="14.383cm">
              <text:p/>
            </draw:line>
            <draw:line draw:style-name="gr19" draw:text-style-name="P3" draw:layer="layout" svg:x1="11.516cm" svg:y1="14.793cm" svg:x2="11.647cm" svg:y2="14.685cm">
              <text:p/>
            </draw:line>
            <draw:frame draw:style-name="gr20" draw:text-style-name="P5" draw:layer="layout" svg:width="0.207cm" svg:height="0.433cm" draw:transform="rotate (-0.863763446811994) translate (11.845cm 14.404cm)">
              <draw:text-box>
                <text:p text:style-name="P4"><text:span text:style-name="T1">40</text:span></text:p>
                <text:p text:style-name="P4"><text:span text:style-name="T1">140</text:span></text:p>
              </draw:text-box>
            </draw:frame>
            <draw:line draw:style-name="gr21" draw:text-style-name="P3" draw:layer="layout" svg:x1="12.028cm" svg:y1="14.711cm" svg:x2="12.177cm" svg:y2="14.625cm">
              <text:p/>
            </draw:line>
            <draw:line draw:style-name="gr22" draw:text-style-name="P3" draw:layer="layout" svg:x1="11.618cm" svg:y1="14.948cm" svg:x2="11.768cm" svg:y2="14.861cm">
              <text:p/>
            </draw:line>
            <draw:frame draw:style-name="gr23" draw:text-style-name="P5" draw:layer="layout" svg:width="0.207cm" svg:height="0.433cm" draw:transform="rotate (-1.05173540725178) translate (12.011cm 14.619cm)">
              <draw:text-box>
                <text:p text:style-name="P4"><text:span text:style-name="T1">30</text:span></text:p>
                <text:p text:style-name="P4"><text:span text:style-name="T1">150</text:span></text:p>
              </draw:text-box>
            </draw:frame>
            <draw:line draw:style-name="gr24" draw:text-style-name="P3" draw:layer="layout" svg:x1="11.467cm" svg:y1="14.15cm" svg:x2="11.554cm" svg:y2="14.003cm">
              <text:p/>
            </draw:line>
            <draw:line draw:style-name="gr25" draw:text-style-name="P3" draw:layer="layout" svg:x1="11.232cm" svg:y1="14.557cm" svg:x2="11.319cm" svg:y2="14.407cm">
              <text:p/>
            </draw:line>
            <draw:frame draw:style-name="gr26" draw:text-style-name="P5" draw:layer="layout" svg:width="0.207cm" svg:height="0.433cm" draw:transform="rotate (-0.532849020633869) translate (11.404cm 14.078cm)">
              <draw:text-box>
                <text:p text:style-name="P4"><text:span text:style-name="T1">60</text:span></text:p>
                <text:p text:style-name="P4"><text:span text:style-name="T1">120</text:span></text:p>
              </draw:text-box>
            </draw:frame>
            <draw:line draw:style-name="gr27" draw:text-style-name="P3" draw:layer="layout" svg:x1="11.686cm" svg:y1="14.303cm" svg:x2="11.794cm" svg:y2="14.173cm">
              <text:p/>
            </draw:line>
            <draw:line draw:style-name="gr28" draw:text-style-name="P3" draw:layer="layout" svg:x1="11.383cm" svg:y1="14.662cm" svg:x2="11.491cm" svg:y2="14.532cm">
              <text:p/>
            </draw:line>
            <draw:frame draw:style-name="gr29" draw:text-style-name="P5" draw:layer="layout" svg:width="0.207cm" svg:height="0.433cm" draw:transform="rotate (-0.675966019297405) translate (11.631cm 14.224cm)">
              <draw:text-box>
                <text:p text:style-name="P4"><text:span text:style-name="T1">50</text:span></text:p>
                <text:p text:style-name="P4"><text:span text:style-name="T1">130</text:span></text:p>
              </draw:text-box>
            </draw:frame>
            <draw:line draw:style-name="gr30" draw:text-style-name="P3" draw:layer="layout" svg:x1="11.221cm" svg:y1="14.038cm" svg:x2="11.28cm" svg:y2="13.877cm">
              <text:p/>
            </draw:line>
            <draw:line draw:style-name="gr31" draw:text-style-name="P3" draw:layer="layout" svg:x1="11.063cm" svg:y1="14.478cm" svg:x2="11.122cm" svg:y2="14.317cm">
              <text:p/>
            </draw:line>
            <draw:frame draw:style-name="gr32" draw:text-style-name="P5" draw:layer="layout" svg:width="0.207cm" svg:height="0.433cm" draw:transform="rotate (-0.345051593119279) translate (11.143cm 13.984cm)">
              <draw:text-box>
                <text:p text:style-name="P4"><text:span text:style-name="T1">70</text:span></text:p>
                <text:p text:style-name="P4"><text:span text:style-name="T1">110</text:span></text:p>
              </draw:text-box>
            </draw:frame>
            <draw:line draw:style-name="gr33" draw:text-style-name="P3" draw:layer="layout" svg:x1="10.964cm" svg:y1="13.966cm" svg:x2="10.994cm" svg:y2="13.799cm">
              <text:p/>
            </draw:line>
            <draw:line draw:style-name="gr34" draw:text-style-name="P3" draw:layer="layout" svg:x1="10.884cm" svg:y1="14.433cm" svg:x2="10.914cm" svg:y2="14.263cm">
              <text:p/>
            </draw:line>
            <draw:frame draw:style-name="gr35" draw:text-style-name="P5" draw:layer="layout" svg:width="0.207cm" svg:height="0.433cm" draw:transform="rotate (-0.177150919077424) translate (10.883cm 13.926cm)">
              <draw:text-box>
                <text:p text:style-name="P4"><text:span text:style-name="T1">80</text:span></text:p>
                <text:p text:style-name="P4"><text:span text:style-name="T1">100</text:span></text:p>
              </draw:text-box>
            </draw:frame>
            <draw:line draw:style-name="gr36" draw:text-style-name="P3" draw:layer="layout" svg:x1="10.699cm" svg:y1="13.943cm" svg:x2="10.697cm" svg:y2="13.773cm">
              <text:p/>
            </draw:line>
            <draw:line draw:style-name="gr37" draw:text-style-name="P3" draw:layer="layout" svg:x1="10.697cm" svg:y1="14.412cm" svg:x2="10.697cm" svg:y2="14.24cm">
              <text:p/>
            </draw:line>
            <draw:frame draw:style-name="gr38" draw:text-style-name="P6" draw:layer="layout" svg:width="0.191cm" svg:height="0.295cm" svg:x="10.615cm" svg:y="13.97cm">
              <draw:text-box>
                <text:p text:style-name="P4"><text:span text:style-name="T2">90</text:span></text:p>
              </draw:text-box>
            </draw:frame>
            <draw:line draw:style-name="gr39" draw:text-style-name="P3" draw:layer="layout" svg:x1="12.235cm" svg:y1="15.477cm" svg:x2="12.405cm" svg:y2="15.477cm">
              <text:p/>
            </draw:line>
            <draw:line draw:style-name="gr40" draw:text-style-name="P3" draw:layer="layout" svg:x1="11.765cm" svg:y1="15.477cm" svg:x2="11.935cm" svg:y2="15.479cm">
              <text:p/>
            </draw:line>
            <draw:frame draw:style-name="gr41" draw:text-style-name="P5" draw:layer="layout" svg:width="0.207cm" svg:height="0.433cm" draw:transform="rotate (-1.5707963267949) translate (12.263cm 15.39cm)">
              <draw:text-box>
                <text:p text:style-name="P4"><text:span text:style-name="T1">0</text:span></text:p>
                <text:p text:style-name="P4"><text:span text:style-name="T1">180</text:span></text:p>
              </draw:text-box>
            </draw:frame>
            <draw:line draw:style-name="gr42" draw:text-style-name="P3" draw:layer="layout" svg:x1="9.158cm" svg:y1="15.476cm" svg:x2="8.988cm" svg:y2="15.474cm">
              <text:p/>
            </draw:line>
            <draw:line draw:style-name="gr43" draw:text-style-name="P3" draw:layer="layout" svg:x1="9.63cm" svg:y1="15.474cm" svg:x2="9.458cm" svg:y2="15.474cm">
              <text:p/>
            </draw:line>
            <draw:frame draw:style-name="gr44" draw:text-style-name="P5" draw:layer="layout" svg:width="0.207cm" svg:height="0.433cm" draw:transform="rotate (1.5707963267949) translate (9.13cm 15.558cm)">
              <draw:text-box>
                <text:p text:style-name="P4"><text:span text:style-name="T1">180</text:span></text:p>
                <text:p text:style-name="P4"><text:span text:style-name="T1">0</text:span></text:p>
              </draw:text-box>
            </draw:frame>
            <draw:line draw:style-name="gr45" draw:text-style-name="P3" draw:layer="layout" svg:x1="9.182cm" svg:y1="15.212cm" svg:x2="9.015cm" svg:y2="15.182cm">
              <text:p/>
            </draw:line>
            <draw:line draw:style-name="gr46" draw:text-style-name="P3" draw:layer="layout" svg:x1="9.649cm" svg:y1="15.29cm" svg:x2="9.479cm" svg:y2="15.26cm">
              <text:p/>
            </draw:line>
            <draw:frame draw:style-name="gr47" draw:text-style-name="P5" draw:layer="layout" svg:width="0.207cm" svg:height="0.433cm" draw:transform="rotate (1.3863150248591) translate (9.142cm 15.293cm)">
              <draw:text-box>
                <text:p text:style-name="P4"><text:span text:style-name="T1">170</text:span></text:p>
                <text:p text:style-name="P4"><text:span text:style-name="T1">10</text:span></text:p>
              </draw:text-box>
            </draw:frame>
            <draw:line draw:style-name="gr48" draw:text-style-name="P3" draw:layer="layout" svg:x1="9.255cm" svg:y1="14.956cm" svg:x2="9.094cm" svg:y2="14.898cm">
              <text:p/>
            </draw:line>
            <draw:line draw:style-name="gr49" draw:text-style-name="P3" draw:layer="layout" svg:x1="9.694cm" svg:y1="15.115cm" svg:x2="9.533cm" svg:y2="15.055cm">
              <text:p/>
            </draw:line>
            <draw:frame draw:style-name="gr50" draw:text-style-name="P5" draw:layer="layout" svg:width="0.207cm" svg:height="0.433cm" draw:transform="rotate (1.21893794959284) translate (9.202cm 15.032cm)">
              <draw:text-box>
                <text:p text:style-name="P4"><text:span text:style-name="T1">160</text:span></text:p>
                <text:p text:style-name="P4"><text:span text:style-name="T1">20</text:span></text:p>
              </draw:text-box>
            </draw:frame>
            <draw:line draw:style-name="gr51" draw:text-style-name="P3" draw:layer="layout" svg:x1="9.365cm" svg:y1="14.709cm" svg:x2="9.217cm" svg:y2="14.625cm">
              <text:p/>
            </draw:line>
            <draw:line draw:style-name="gr52" draw:text-style-name="P3" draw:layer="layout" svg:x1="9.776cm" svg:y1="14.948cm" svg:x2="9.628cm" svg:y2="14.861cm">
              <text:p/>
            </draw:line>
            <draw:frame draw:style-name="gr53" draw:text-style-name="P5" draw:layer="layout" svg:width="0.207cm" svg:height="0.433cm" draw:transform="rotate (1.04807021582259) translate (9.305cm 14.773cm)">
              <draw:text-box>
                <text:p text:style-name="P4"><text:span text:style-name="T1">150</text:span></text:p>
                <text:p text:style-name="P4"><text:span text:style-name="T1">30</text:span></text:p>
              </draw:text-box>
            </draw:frame>
            <draw:line draw:style-name="gr54" draw:text-style-name="P3" draw:layer="layout" svg:x1="9.523cm" svg:y1="14.491cm" svg:x2="9.392cm" svg:y2="14.383cm">
              <text:p/>
            </draw:line>
            <draw:line draw:style-name="gr55" draw:text-style-name="P3" draw:layer="layout" svg:x1="9.88cm" svg:y1="14.793cm" svg:x2="9.752cm" svg:y2="14.682cm">
              <text:p/>
            </draw:line>
            <draw:frame draw:style-name="gr56" draw:text-style-name="P5" draw:layer="layout" svg:width="0.207cm" svg:height="0.433cm" draw:transform="rotate (0.87423542232396) translate (9.446cm 14.542cm)">
              <draw:text-box>
                <text:p text:style-name="P4"><text:span text:style-name="T1">140</text:span></text:p>
                <text:p text:style-name="P4"><text:span text:style-name="T1">40</text:span></text:p>
              </draw:text-box>
            </draw:frame>
            <draw:line draw:style-name="gr57" draw:text-style-name="P3" draw:layer="layout" svg:x1="9.929cm" svg:y1="14.149cm" svg:x2="9.843cm" svg:y2="14.002cm">
              <text:p/>
            </draw:line>
            <draw:line draw:style-name="gr58" draw:text-style-name="P3" draw:layer="layout" svg:x1="10.163cm" svg:y1="14.554cm" svg:x2="10.078cm" svg:y2="14.407cm">
              <text:p/>
            </draw:line>
            <draw:frame draw:style-name="gr59" draw:text-style-name="P5" draw:layer="layout" svg:width="0.207cm" svg:height="0.433cm" draw:transform="rotate (0.522726110972302) translate (9.843cm 14.169cm)">
              <draw:text-box>
                <text:p text:style-name="P4"><text:span text:style-name="T1">120</text:span></text:p>
                <text:p text:style-name="P4"><text:span text:style-name="T1">60</text:span></text:p>
              </draw:text-box>
            </draw:frame>
            <draw:line draw:style-name="gr60" draw:text-style-name="P3" draw:layer="layout" svg:x1="10.173cm" svg:y1="14.036cm" svg:x2="10.115cm" svg:y2="13.877cm">
              <text:p/>
            </draw:line>
            <draw:line draw:style-name="gr61" draw:text-style-name="P3" draw:layer="layout" svg:x1="10.332cm" svg:y1="14.475cm" svg:x2="10.273cm" svg:y2="14.316cm">
              <text:p/>
            </draw:line>
            <draw:frame draw:style-name="gr62" draw:text-style-name="P5" draw:layer="layout" svg:width="0.207cm" svg:height="0.433cm" draw:transform="rotate (0.345051593119279) translate (10.088cm 14.046cm)">
              <draw:text-box>
                <text:p text:style-name="P4"><text:span text:style-name="T1">110</text:span></text:p>
                <text:p text:style-name="P4"><text:span text:style-name="T1">70</text:span></text:p>
              </draw:text-box>
            </draw:frame>
            <draw:line draw:style-name="gr63" draw:text-style-name="P3" draw:layer="layout" svg:x1="10.431cm" svg:y1="13.968cm" svg:x2="10.401cm" svg:y2="13.799cm">
              <text:p/>
            </draw:line>
            <draw:line draw:style-name="gr64" draw:text-style-name="P3" draw:layer="layout" svg:x1="10.515cm" svg:y1="14.433cm" svg:x2="10.485cm" svg:y2="14.263cm">
              <text:p/>
            </draw:line>
            <draw:frame draw:style-name="gr65" draw:text-style-name="P5" draw:layer="layout" svg:width="0.207cm" svg:height="0.433cm" draw:transform="rotate (0.177150919077424) translate (10.344cm 13.96cm)">
              <draw:text-box>
                <text:p text:style-name="P4"><text:span text:style-name="T1">100</text:span></text:p>
                <text:p text:style-name="P4"><text:span text:style-name="T1">80</text:span></text:p>
              </draw:text-box>
            </draw:frame>
          </draw:g>
          <draw:line draw:style-name="gr66" draw:text-style-name="P7" draw:layer="layout" svg:x1="9.331cm" svg:y1="13.859cm" svg:x2="10.697cm" svg:y2="15.478cm">
            <text:p/>
          </draw:line>
          <draw:line draw:style-name="gr67" draw:text-style-name="P7" draw:layer="layout" svg:x1="8.608cm" svg:y1="15.48cm" svg:x2="10.743cm" svg:y2="15.4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510" draw:display-name="Dashed (var) 2510" draw:style="rect" draw:dots1="1" draw:dots1-length="0.006cm" draw:dots2="1" draw:dots2-length="0.006cm" draw:distance="0.006cm"/>
    <draw:stroke-dash draw:name="Dashed_20__28_var_29__20_2511" draw:display-name="Dashed (var) 2511" draw:style="rect" draw:dots1="1" draw:dots1-length="0.006cm" draw:dots2="1" draw:dots2-length="0.006cm" draw:distance="0.006cm"/>
    <draw:stroke-dash draw:name="Dashed_20__28_var_29__20_2512" draw:display-name="Dashed (var) 2512" draw:style="rect" draw:dots1="1" draw:dots1-length="0.006cm" draw:dots2="1" draw:dots2-length="0.006cm" draw:distance="0.006cm"/>
    <draw:stroke-dash draw:name="Dashed_20__28_var_29__20_2513" draw:display-name="Dashed (var) 2513" draw:style="rect" draw:dots1="1" draw:dots1-length="0.006cm" draw:dots2="1" draw:dots2-length="0.006cm" draw:distance="0.006cm"/>
    <draw:stroke-dash draw:name="Dashed_20__28_var_29__20_2514" draw:display-name="Dashed (var) 2514" draw:style="rect" draw:dots1="1" draw:dots1-length="0.006cm" draw:dots2="1" draw:dots2-length="0.006cm" draw:distance="0.006cm"/>
    <draw:stroke-dash draw:name="Dashed_20__28_var_29__20_2515" draw:display-name="Dashed (var) 2515" draw:style="rect" draw:dots1="1" draw:dots1-length="0.006cm" draw:dots2="1" draw:dots2-length="0.006cm" draw:distance="0.006cm"/>
    <draw:stroke-dash draw:name="Dashed_20__28_var_29__20_2516" draw:display-name="Dashed (var) 2516" draw:style="rect" draw:dots1="1" draw:dots1-length="0.006cm" draw:dots2="1" draw:dots2-length="0.006cm" draw:distance="0.006cm"/>
    <draw:stroke-dash draw:name="Dashed_20__28_var_29__20_2517" draw:display-name="Dashed (var) 2517" draw:style="rect" draw:dots1="1" draw:dots1-length="0.001cm" draw:dots2="1" draw:dots2-length="0.001cm" draw:distance="0.001cm"/>
    <draw:stroke-dash draw:name="Dashed_20__28_var_29__20_2518" draw:display-name="Dashed (var) 2518" draw:style="rect" draw:dots1="1" draw:dots1-length="0.001cm" draw:dots2="1" draw:dots2-length="0.001cm" draw:distance="0.001cm"/>
    <draw:stroke-dash draw:name="Dashed_20__28_var_29__20_2519" draw:display-name="Dashed (var) 2519" draw:style="rect" draw:dots1="1" draw:dots1-length="0.001cm" draw:dots2="1" draw:dots2-length="0.001cm" draw:distance="0.001cm"/>
    <draw:stroke-dash draw:name="Dashed_20__28_var_29__20_2520" draw:display-name="Dashed (var) 2520" draw:style="rect" draw:dots1="1" draw:dots1-length="0.001cm" draw:dots2="1" draw:dots2-length="0.001cm" draw:distance="0.001cm"/>
    <draw:stroke-dash draw:name="Dashed_20__28_var_29__20_2521" draw:display-name="Dashed (var) 2521" draw:style="rect" draw:dots1="1" draw:dots1-length="0.001cm" draw:dots2="1" draw:dots2-length="0.001cm" draw:distance="0.001cm"/>
    <draw:stroke-dash draw:name="Dashed_20__28_var_29__20_2522" draw:display-name="Dashed (var) 2522" draw:style="rect" draw:dots1="1" draw:dots1-length="0.001cm" draw:dots2="1" draw:dots2-length="0.001cm" draw:distance="0.001cm"/>
    <draw:stroke-dash draw:name="Dashed_20__28_var_29__20_2523" draw:display-name="Dashed (var) 2523" draw:style="rect" draw:dots1="1" draw:dots1-length="0.001cm" draw:dots2="1" draw:dots2-length="0.001cm" draw:distance="0.001cm"/>
    <draw:stroke-dash draw:name="Dashed_20__28_var_29__20_2524" draw:display-name="Dashed (var) 2524" draw:style="rect" draw:dots1="1" draw:dots1-length="0.001cm" draw:dots2="1" draw:dots2-length="0.001cm" draw:distance="0.001cm"/>
    <draw:stroke-dash draw:name="Dashed_20__28_var_29__20_2525" draw:display-name="Dashed (var) 2525" draw:style="rect" draw:dots1="1" draw:dots1-length="0.001cm" draw:dots2="1" draw:dots2-length="0.001cm" draw:distance="0.001cm"/>
    <draw:stroke-dash draw:name="Dashed_20__28_var_29__20_2526" draw:display-name="Dashed (var) 2526" draw:style="rect" draw:dots1="1" draw:dots1-length="0.001cm" draw:dots2="1" draw:dots2-length="0.001cm" draw:distance="0.001cm"/>
    <draw:stroke-dash draw:name="Dashed_20__28_var_29__20_2527" draw:display-name="Dashed (var) 2527" draw:style="rect" draw:dots1="1" draw:dots1-length="0.001cm" draw:dots2="1" draw:dots2-length="0.001cm" draw:distance="0.001cm"/>
    <draw:stroke-dash draw:name="Dashed_20__28_var_29__20_2528" draw:display-name="Dashed (var) 2528" draw:style="rect" draw:dots1="1" draw:dots1-length="0.001cm" draw:dots2="1" draw:dots2-length="0.001cm" draw:distance="0.001cm"/>
    <draw:stroke-dash draw:name="Dashed_20__28_var_29__20_2529" draw:display-name="Dashed (var) 2529" draw:style="rect" draw:dots1="1" draw:dots1-length="0.001cm" draw:dots2="1" draw:dots2-length="0.001cm" draw:distance="0.001cm"/>
    <draw:stroke-dash draw:name="Dashed_20__28_var_29__20_2530" draw:display-name="Dashed (var) 2530" draw:style="rect" draw:dots1="1" draw:dots1-length="0.001cm" draw:dots2="1" draw:dots2-length="0.001cm" draw:distance="0.001cm"/>
    <draw:stroke-dash draw:name="Dashed_20__28_var_29__20_2531" draw:display-name="Dashed (var) 2531" draw:style="rect" draw:dots1="1" draw:dots1-length="0.001cm" draw:dots2="1" draw:dots2-length="0.001cm" draw:distance="0.001cm"/>
    <draw:stroke-dash draw:name="Dashed_20__28_var_29__20_2532" draw:display-name="Dashed (var) 2532" draw:style="rect" draw:dots1="1" draw:dots1-length="0.001cm" draw:dots2="1" draw:dots2-length="0.001cm" draw:distance="0.001cm"/>
    <draw:stroke-dash draw:name="Dashed_20__28_var_29__20_2533" draw:display-name="Dashed (var) 2533" draw:style="rect" draw:dots1="1" draw:dots1-length="0.001cm" draw:dots2="1" draw:dots2-length="0.001cm" draw:distance="0.001cm"/>
    <draw:stroke-dash draw:name="Dashed_20__28_var_29__20_2534" draw:display-name="Dashed (var) 2534" draw:style="rect" draw:dots1="1" draw:dots1-length="0.001cm" draw:dots2="1" draw:dots2-length="0.001cm" draw:distance="0.001cm"/>
    <draw:stroke-dash draw:name="Dashed_20__28_var_29__20_2535" draw:display-name="Dashed (var) 2535" draw:style="rect" draw:dots1="1" draw:dots1-length="0.001cm" draw:dots2="1" draw:dots2-length="0.001cm" draw:distance="0.001cm"/>
    <draw:stroke-dash draw:name="Dashed_20__28_var_29__20_2536" draw:display-name="Dashed (var) 2536" draw:style="rect" draw:dots1="1" draw:dots1-length="0.001cm" draw:dots2="1" draw:dots2-length="0.001cm" draw:distance="0.001cm"/>
    <draw:stroke-dash draw:name="Dashed_20__28_var_29__20_2537" draw:display-name="Dashed (var) 2537" draw:style="rect" draw:dots1="1" draw:dots1-length="0.001cm" draw:dots2="1" draw:dots2-length="0.001cm" draw:distance="0.001cm"/>
    <draw:stroke-dash draw:name="Dashed_20__28_var_29__20_2538" draw:display-name="Dashed (var) 2538" draw:style="rect" draw:dots1="1" draw:dots1-length="0.001cm" draw:dots2="1" draw:dots2-length="0.001cm" draw:distance="0.001cm"/>
    <draw:stroke-dash draw:name="Dashed_20__28_var_29__20_2539" draw:display-name="Dashed (var) 2539" draw:style="rect" draw:dots1="1" draw:dots1-length="0.001cm" draw:dots2="1" draw:dots2-length="0.001cm" draw:distance="0.001cm"/>
    <draw:stroke-dash draw:name="Dashed_20__28_var_29__20_2540" draw:display-name="Dashed (var) 2540" draw:style="rect" draw:dots1="1" draw:dots1-length="0.001cm" draw:dots2="1" draw:dots2-length="0.001cm" draw:distance="0.001cm"/>
    <draw:stroke-dash draw:name="Dashed_20__28_var_29__20_2541" draw:display-name="Dashed (var) 2541" draw:style="rect" draw:dots1="1" draw:dots1-length="0.001cm" draw:dots2="1" draw:dots2-length="0.001cm" draw:distance="0.001cm"/>
    <draw:stroke-dash draw:name="Dashed_20__28_var_29__20_2542" draw:display-name="Dashed (var) 2542" draw:style="rect" draw:dots1="1" draw:dots1-length="0.001cm" draw:dots2="1" draw:dots2-length="0.001cm" draw:distance="0.001cm"/>
    <draw:stroke-dash draw:name="Dashed_20__28_var_29__20_2543" draw:display-name="Dashed (var) 2543" draw:style="rect" draw:dots1="1" draw:dots1-length="0.001cm" draw:dots2="1" draw:dots2-length="0.001cm" draw:distance="0.001cm"/>
    <draw:stroke-dash draw:name="Dashed_20__28_var_29__20_2544" draw:display-name="Dashed (var) 2544" draw:style="rect" draw:dots1="1" draw:dots1-length="0.001cm" draw:dots2="1" draw:dots2-length="0.001cm" draw:distance="0.001cm"/>
    <draw:stroke-dash draw:name="Dashed_20__28_var_29__20_2545" draw:display-name="Dashed (var) 2545" draw:style="rect" draw:dots1="1" draw:dots1-length="0.001cm" draw:dots2="1" draw:dots2-length="0.001cm" draw:distance="0.001cm"/>
    <draw:stroke-dash draw:name="Dashed_20__28_var_29__20_2546" draw:display-name="Dashed (var) 2546" draw:style="rect" draw:dots1="1" draw:dots1-length="0.001cm" draw:dots2="1" draw:dots2-length="0.001cm" draw:distance="0.001cm"/>
    <draw:stroke-dash draw:name="Dashed_20__28_var_29__20_2547" draw:display-name="Dashed (var) 2547" draw:style="rect" draw:dots1="1" draw:dots1-length="0.001cm" draw:dots2="1" draw:dots2-length="0.001cm" draw:distance="0.001cm"/>
    <draw:stroke-dash draw:name="Dashed_20__28_var_29__20_2548" draw:display-name="Dashed (var) 2548" draw:style="rect" draw:dots1="1" draw:dots1-length="0.001cm" draw:dots2="1" draw:dots2-length="0.001cm" draw:distance="0.001cm"/>
    <draw:stroke-dash draw:name="Dashed_20__28_var_29__20_2549" draw:display-name="Dashed (var) 2549" draw:style="rect" draw:dots1="1" draw:dots1-length="0.001cm" draw:dots2="1" draw:dots2-length="0.001cm" draw:distance="0.001cm"/>
    <draw:stroke-dash draw:name="Dashed_20__28_var_29__20_2550" draw:display-name="Dashed (var) 2550" draw:style="rect" draw:dots1="1" draw:dots1-length="0.001cm" draw:dots2="1" draw:dots2-length="0.001cm" draw:distance="0.001cm"/>
    <draw:stroke-dash draw:name="Dashed_20__28_var_29__20_2551" draw:display-name="Dashed (var) 2551" draw:style="rect" draw:dots1="1" draw:dots1-length="0.001cm" draw:dots2="1" draw:dots2-length="0.001cm" draw:distance="0.001cm"/>
    <draw:stroke-dash draw:name="Dashed_20__28_var_29__20_2552" draw:display-name="Dashed (var) 2552" draw:style="rect" draw:dots1="1" draw:dots1-length="0.001cm" draw:dots2="1" draw:dots2-length="0.001cm" draw:distance="0.001cm"/>
    <draw:stroke-dash draw:name="Dashed_20__28_var_29__20_2553" draw:display-name="Dashed (var) 2553" draw:style="rect" draw:dots1="1" draw:dots1-length="0.001cm" draw:dots2="1" draw:dots2-length="0.001cm" draw:distance="0.001cm"/>
    <draw:stroke-dash draw:name="Dashed_20__28_var_29__20_2554" draw:display-name="Dashed (var) 2554" draw:style="rect" draw:dots1="1" draw:dots1-length="0.001cm" draw:dots2="1" draw:dots2-length="0.001cm" draw:distance="0.001cm"/>
    <draw:stroke-dash draw:name="Dashed_20__28_var_29__20_2555" draw:display-name="Dashed (var) 2555" draw:style="rect" draw:dots1="1" draw:dots1-length="0.001cm" draw:dots2="1" draw:dots2-length="0.001cm" draw:distance="0.001cm"/>
    <draw:stroke-dash draw:name="Dashed_20__28_var_29__20_2556" draw:display-name="Dashed (var) 2556" draw:style="rect" draw:dots1="1" draw:dots1-length="0.001cm" draw:dots2="1" draw:dots2-length="0.001cm" draw:distance="0.001cm"/>
    <draw:stroke-dash draw:name="Dashed_20__28_var_29__20_2557" draw:display-name="Dashed (var) 2557" draw:style="rect" draw:dots1="1" draw:dots1-length="0.001cm" draw:dots2="1" draw:dots2-length="0.001cm" draw:distance="0.001cm"/>
    <draw:stroke-dash draw:name="Dashed_20__28_var_29__20_2558" draw:display-name="Dashed (var) 2558" draw:style="rect" draw:dots1="1" draw:dots1-length="0.001cm" draw:dots2="1" draw:dots2-length="0.001cm" draw:distance="0.001cm"/>
    <draw:stroke-dash draw:name="Dashed_20__28_var_29__20_2559" draw:display-name="Dashed (var) 2559" draw:style="rect" draw:dots1="1" draw:dots1-length="0.001cm" draw:dots2="1" draw:dots2-length="0.001cm" draw:distance="0.001cm"/>
    <draw:stroke-dash draw:name="Dashed_20__28_var_29__20_2560" draw:display-name="Dashed (var) 2560" draw:style="rect" draw:dots1="1" draw:dots1-length="0.001cm" draw:dots2="1" draw:dots2-length="0.001cm" draw:distance="0.001cm"/>
    <draw:stroke-dash draw:name="Dashed_20__28_var_29__20_2561" draw:display-name="Dashed (var) 2561" draw:style="rect" draw:dots1="1" draw:dots1-length="0.001cm" draw:dots2="1" draw:dots2-length="0.001cm" draw:distance="0.001cm"/>
    <draw:stroke-dash draw:name="Dashed_20__28_var_29__20_2562" draw:display-name="Dashed (var) 2562" draw:style="rect" draw:dots1="1" draw:dots1-length="0.001cm" draw:dots2="1" draw:dots2-length="0.001cm" draw:distance="0.001cm"/>
    <draw:stroke-dash draw:name="Dashed_20__28_var_29__20_2563" draw:display-name="Dashed (var) 2563" draw:style="rect" draw:dots1="1" draw:dots1-length="0.001cm" draw:dots2="1" draw:dots2-length="0.001cm" draw:distance="0.001cm"/>
    <draw:stroke-dash draw:name="Dashed_20__28_var_29__20_2564" draw:display-name="Dashed (var) 2564" draw:style="rect" draw:dots1="1" draw:dots1-length="0.001cm" draw:dots2="1" draw:dots2-length="0.001cm" draw:distance="0.001cm"/>
    <draw:stroke-dash draw:name="Dashed_20__28_var_29__20_2565" draw:display-name="Dashed (var) 2565" draw:style="rect" draw:dots1="1" draw:dots1-length="0.001cm" draw:dots2="1" draw:dots2-length="0.001cm" draw:distance="0.001cm"/>
    <draw:stroke-dash draw:name="Dashed_20__28_var_29__20_2566" draw:display-name="Dashed (var) 2566" draw:style="rect" draw:dots1="1" draw:dots1-length="0.001cm" draw:dots2="1" draw:dots2-length="0.001cm" draw:distance="0.001cm"/>
    <draw:stroke-dash draw:name="Dashed_20__28_var_29__20_2567" draw:display-name="Dashed (var) 2567" draw:style="rect" draw:dots1="1" draw:dots1-length="0.001cm" draw:dots2="1" draw:dots2-length="0.001cm" draw:distance="0.001cm"/>
    <draw:stroke-dash draw:name="Dashed_20__28_var_29__20_2568" draw:display-name="Dashed (var) 2568" draw:style="rect" draw:dots1="1" draw:dots1-length="0.001cm" draw:dots2="1" draw:dots2-length="0.001cm" draw:distance="0.001cm"/>
    <draw:stroke-dash draw:name="Dashed_20__28_var_29__20_2569" draw:display-name="Dashed (var) 2569" draw:style="rect" draw:dots1="1" draw:dots1-length="0.001cm" draw:dots2="1" draw:dots2-length="0.001cm" draw:distance="0.001cm"/>
    <draw:stroke-dash draw:name="Dashed_20__28_var_29__20_2570" draw:display-name="Dashed (var) 2570" draw:style="rect" draw:dots1="1" draw:dots1-length="0.001cm" draw:dots2="1" draw:dots2-length="0.001cm" draw:distance="0.001cm"/>
    <draw:stroke-dash draw:name="Dashed_20__28_var_29__20_2571" draw:display-name="Dashed (var) 2571" draw:style="rect" draw:dots1="1" draw:dots1-length="0.001cm" draw:dots2="1" draw:dots2-length="0.001cm" draw:distance="0.001cm"/>
    <draw:stroke-dash draw:name="Dashed_20__28_var_29__20_2572" draw:display-name="Dashed (var) 2572" draw:style="rect" draw:dots1="1" draw:dots1-length="0.001cm" draw:dots2="1" draw:dots2-length="0.001cm" draw:distance="0.001cm"/>
    <draw:stroke-dash draw:name="Dashed_20__28_var_29__20_2573" draw:display-name="Dashed (var) 2573" draw:style="rect" draw:dots1="1" draw:dots1-length="0.001cm" draw:dots2="1" draw:dots2-length="0.001cm" draw:distance="0.001cm"/>
    <draw:stroke-dash draw:name="Dashed_20__28_var_29__20_2574" draw:display-name="Dashed (var) 2574" draw:style="rect" draw:dots1="1" draw:dots1-length="0.006cm" draw:dots2="1" draw:dots2-length="0.006cm" draw:distance="0.006cm"/>
    <draw:stroke-dash draw:name="Dashed_20__28_var_29__20_2575" draw:display-name="Dashed (var) 2575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08:01.500467450</meta:creation-date>
    <dc:date>2018-02-09T16:09:46.699276678</dc:date>
    <meta:editing-duration>PT1M45S</meta:editing-duration>
    <meta:editing-cycles>1</meta:editing-cycles>
    <meta:document-statistic meta:object-count="69"/>
    <meta:generator>LibreOffice/6.0.0.3$MacOSX_X86_64 LibreOffice_project/64a0f66915f38c6217de274f0aa8e15618924765</meta:generator>
  </office:meta>
</office:document-meta>
</file>